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Preformatted_20_Text">
      <style:paragraph-properties fo:margin-top="0cm" fo:margin-bottom="0.247cm" style:contextual-spacing="false" fo:line-height="115%"/>
    </style:style>
    <style:style style:name="P5" style:family="paragraph" style:parent-style-name="Preformatted_20_Text">
      <style:paragraph-properties fo:margin-top="0cm" fo:margin-bottom="0.499cm" style:contextual-spacing="false" fo:line-height="115%"/>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style style:name="P10" style:family="paragraph" style:parent-style-name="Heading_20_1">
      <style:paragraph-properties fo:margin-top="0cm" fo:margin-bottom="0.247cm" style:contextual-spacing="false" fo:line-height="115%"/>
    </style:style>
    <style:style style:name="P11" style:family="paragraph" style:parent-style-name="Heading_20_2">
      <style:paragraph-properties fo:margin-left="0cm" fo:margin-right="0cm" fo:margin-top="0cm" fo:margin-bottom="0.247cm" style:contextual-spacing="false" fo:line-height="115%" fo:text-indent="0cm" style:auto-text-indent="false"/>
    </style:style>
    <style:style style:name="P12" style:family="paragraph" style:parent-style-name="Heading_20_3">
      <style:paragraph-properties fo:margin-left="0cm" fo:margin-right="0cm" fo:margin-top="0cm" fo:margin-bottom="0.247cm" style:contextual-spacing="false" fo:line-height="115%"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6"/>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d I</text:h>
      <text:p text:style-name="Text_20_body">7 min</text:p>
      <text:p text:style-name="Text_20_body">Notre prochaine commande est <text:span text:style-name="Source_20_Text">cd</text:span>, qui signifie « répertoire changeant». Tout comme vous cliquez sur un dossier dans Windows Explorer ou Finder, <text:span text:style-name="Source_20_Text">cd</text:span>vous commute dans le répertoire que vous spécifiez. En d'autres termes, <text:span text:style-name="Source_20_Text">cd</text:span>change le répertoire de travail.</text:p>
      <text:p text:style-name="Text_20_body">Disons que le répertoire dans lequel nous changeons est <text:span text:style-name="Strong_20_Emphasis">2015/</text:span> :</text:p>
      <text:p text:style-name="Preformatted_20_Text"><text:span text:style-name="Source_20_Text">$ cd 2015</text:span></text:p>
      <text:p text:style-name="P1"><text:span text:style-name="Source_20_Text">Copy to Clipboard</text:span></text:p>
      <text:p text:style-name="P2">Lorsqu'un fichier, un répertoire ou un programme est transmis dans une commande, il est appelé un </text:p>
      <text:section text:style-name="Sect1" text:name=":rd:">
        <text:p text:style-name="P3">Avant-première: Docs Description du lien de chargement</text:p>
      </text:section>
      <text:p text:style-name="P2"><text:a xlink:type="simple" xlink:href="https://www.codecademy.com/resources/docs/general/argument" office:target-frame-name="_blank" xlink:show="new" text:style-name="Internet_20_link" text:visited-style-name="Visited_20_Internet_20_Link"><text:span text:style-name="Emphasis">argumentation</text:span></text:a></text:p>
      <text:p text:style-name="Text_20_body">. Ici, le <text:span text:style-name="Strong_20_Emphasis">2015/</text:span> annuaire est un argument en faveur de la <text:span text:style-name="Source_20_Text">cd</text:span> commandement.</text:p>
      <text:p text:style-name="Text_20_body">Le <text:span text:style-name="Source_20_Text">cd</text:span>Une commande prend un nom de répertoire en tant qu'argument et passe dans ce répertoire.</text:p>
      <text:p text:style-name="Text_20_body">Il est également important de passer à un seul répertoire. Pour cela, nous utilisons:</text:p>
      <text:p text:style-name="Preformatted_20_Text"><text:span text:style-name="Source_20_Text">$ cd ..</text:span></text:p>
      <text:p text:style-name="P1"><text:span text:style-name="Source_20_Text">Copy to Clipboard</text:span></text:p>
      <text:p text:style-name="Text_20_body">L'argument <text:span text:style-name="Source_20_Text">..</text:span>est l'annuaire au-dessus de l'annuaire de travail actuel. En supposant que nous soyons dans <text:span text:style-name="Strong_20_Emphasis">/home/ccuser/workspace/blog/2015</text:span>/home/ccuser/workspace/blog/2015:</text:p>
      <text:p text:style-name="Preformatted_20_Text"><text:span text:style-name="Source_20_Text">$ pwd</text:span></text:p>
      <text:p text:style-name="Preformatted_20_Text"><text:span text:style-name="Source_20_Text">/home/ccuser/workspace/blog/2015</text:span></text:p>
      <text:p text:style-name="Preformatted_20_Text"><text:span text:style-name="Source_20_Text">$ cd ..</text:span></text:p>
      <text:p text:style-name="Preformatted_20_Text"><text:span text:style-name="Source_20_Text">$ pwd</text:span></text:p>
      <text:p text:style-name="Preformatted_20_Text"><text:span text:style-name="Source_20_Text">/home/ccuser/workspace/blog</text:span></text:p>
      <text:p text:style-name="P1"><text:span text:style-name="Source_20_Text">Copy to Clipboard</text:span></text:p>
      <text:p text:style-name="Text_20_body">L'exemple ci-dessus utilise la commande <text:span text:style-name="Source_20_Text">cd ..</text:span>pour naviguer jusqu'au répertoire <text:span text:style-name="Strong_20_Emphasis">/home/ccuser/workspace/blog/</text:span>.</text:p>
      <text:p text:style-name="Text_20_body"/>
      <text:h text:style-name="Heading_20_3" text:outline-level="3">cd II</text:h>
      <text:p text:style-name="Text_20_body">8 min</text:p>
      <text:p text:style-name="Text_20_body">Dans l'exercice précédent, nous avons utilisé <text:span text:style-name="Source_20_Text">cd</text:span>plusieurs fois pour passer du <text:span text:style-name="Strong_20_Emphasis">blog/le</text:span> répertoire à la <text:span text:style-name="Strong_20_Emphasis">mémoire/au</text:span> répertoire. Vous pouvez faire référence au système de fichiers <text:a xlink:type="simple" xlink:href="https://s3.amazonaws.com/codecademy-content/courses/learn-command-line/img/LCL-fileTrees-01.png" office:target-frame-name="_blank" xlink:show="new" text:style-name="Internet_20_link" text:visited-style-name="Visited_20_Internet_20_Link">ici</text:a>. </text:p>
      <text:p text:style-name="P2">Pour passer à travers plusieurs répertoires avec une seule commande, nous pouvons fournir <text:span text:style-name="Source_20_Text">cd</text:span> un chemin relatif à la <text:span text:style-name="Strong_20_Emphasis">mémoire/</text:span> annuaire en tant que répertoire en tant que </text:p>
      <text:section text:style-name="Sect1" text:name=":r25:">
        <text:p text:style-name="P3">Avant-première: Docs Description du lien de chargement</text:p>
      </text:section>
      <text:p text:style-name="P2"><text:a xlink:type="simple" xlink:href="https://www.codecademy.com/resources/docs/general/argument" office:target-frame-name="_blank" xlink:show="new" text:style-name="Internet_20_link" text:visited-style-name="Visited_20_Internet_20_Link">argumentation</text:a></text:p>
      <text:p text:style-name="Text_20_body">. De la <text:span text:style-name="Strong_20_Emphasis">blog/</text:span> Utilisation du répertoire:</text:p>
      <text:p text:style-name="P4"><text:soft-page-break/><text:span text:style-name="Source_20_Text">$ cd 2015/jan/memory</text:span></text:p>
      <text:p text:style-name="P5"><text:span text:style-name="Source_20_Text">Copy to Clipboard</text:span></text:p>
      <text:p text:style-name="Text_20_body">La trajectoire relative est une barre oblique vers l'avant (/) séparée de tous les répertoires menant au répertoire de buts. Dans l'exemple ci-dessus, nous naviguons directement vers <text:span text:style-name="Strong_20_Emphasis">la mémoire/</text:span> à partir de <text:span text:style-name="Strong_20_Emphasis">blog/</text:span> en utilisant <text:span text:style-name="Source_20_Text">cd</text:span>avec le chemin relatif <text:span text:style-name="Source_20_Text">2015/jan/memory</text:span>.</text:p>
      <text:p text:style-name="Text_20_body">Nous pouvons aussi remonter plusieurs répertoires en utilisant le <text:span text:style-name="Source_20_Text">..</text:span>argumentation. Pour passer de <text:span text:style-name="Strong_20_Emphasis">la mémoire</text:span> à 2 répertoires jusqu'en <text:span text:style-name="Strong_20_Emphasis">2015</text:span>2015, nous utilisons <text:span text:style-name="Source_20_Text">../..</text:span>tels que:</text:p>
      <text:p text:style-name="P4"><text:span text:style-name="Source_20_Text">$ pwd</text:span></text:p>
      <text:p text:style-name="P4"><text:span text:style-name="Source_20_Text">/home/ccuser/workspace/blog/2015/jan/memory</text:span></text:p>
      <text:p text:style-name="P4"><text:span text:style-name="Source_20_Text">$ cd ../..</text:span></text:p>
      <text:p text:style-name="P4"><text:span text:style-name="Source_20_Text">$ pwd</text:span></text:p>
      <text:p text:style-name="P4"><text:span text:style-name="Source_20_Text">/home/ccuser/workspace/blog/2015</text:span></text:p>
      <text:p text:style-name="P5"><text:span text:style-name="Source_20_Text">Copy to Clipboard</text:span></text:p>
      <text:p text:style-name="Text_20_body">La trajectoire relative <text:span text:style-name="Source_20_Text">../..</text:span>peut être lu: le répertoire ci-dessus et le répertoire ci-dessus.</text:p>
      <text:p text:style-name="Text_20_body">Enfin, nous pouvons passer à un répertoire adjacent en utilisant <text:span text:style-name="Source_20_Text">..</text:span>puis un nom de répertoire. Si nous sommes dans le répertoire <text:span text:style-name="Strong_20_Emphasis">2015/</text:span> et que nous voulons aller dans le répertoire <text:span text:style-name="Strong_20_Emphasis">2014/</text:span>, nous montons un répertoire puis dans le répertoire <text:span text:style-name="Strong_20_Emphasis">2014/:</text:span></text:p>
      <text:p text:style-name="P4"><text:span text:style-name="Source_20_Text">$ ls</text:span></text:p>
      <text:p text:style-name="P4"><text:span text:style-name="Source_20_Text">2014  2015  hardware.txt</text:span></text:p>
      <text:p text:style-name="P4"><text:span text:style-name="Source_20_Text">$ cd 2015</text:span></text:p>
      <text:p text:style-name="P4"><text:span text:style-name="Source_20_Text">$ pwd</text:span></text:p>
      <text:p text:style-name="P4"><text:span text:style-name="Source_20_Text">/home/ccuser/workspace/blog/2015</text:span></text:p>
      <text:p text:style-name="P4"><text:span text:style-name="Source_20_Text">$ cd ../2014</text:span></text:p>
      <text:p text:style-name="P4"><text:span text:style-name="Source_20_Text">$ pwd</text:span></text:p>
      <text:p text:style-name="P4"><text:span text:style-name="Source_20_Text">/home/ccuser/workspace/blog/2014</text:span></text:p>
      <text:p text:style-name="P5"><text:span text:style-name="Source_20_Text">Copy to Clipboard</text:span></text:p>
      <text:p text:style-name="Text_20_body">Le chemin relatif est le répertoire ci-dessus <text:span text:style-name="Strong_20_Emphasis">2015/</text:span> (qui est <text:span text:style-name="Strong_20_Emphasis">blog/</text:span>) et puis le <text:span text:style-name="Strong_20_Emphasis">2014/</text:span>. </text:p>
      <text:h text:style-name="Heading_20_3" text:outline-level="3">mkdir</text:h>
      <text:p text:style-name="Text_20_body">5 min</text:p>
      <text:p text:style-name="Text_20_body">Maintenant que nous pouvons traverser le système de fichiers existant, essayons de l'éditer en faisant des répertoires (dossiers) à travers la ligne de commande. Le commandement pour cela est <text:span text:style-name="Source_20_Text">mkdir</text:span>:</text:p>
      <text:p text:style-name="P4"><text:span text:style-name="Source_20_Text">$ mkdir media</text:span></text:p>
      <text:p text:style-name="P5"><text:soft-page-break/><text:span text:style-name="Source_20_Text">Copy to Clipboard</text:span></text:p>
      <text:p text:style-name="P2">Le <text:span text:style-name="Source_20_Text">mkdir</text:span> Commande pour « Make Directory ». Il prend un nom de répertoire en tant que </text:p>
      <text:section text:style-name="Sect1" text:name=":r3i:">
        <text:p text:style-name="P3">Avant-première: Docs Description du lien de chargement</text:p>
      </text:section>
      <text:p text:style-name="P2"><text:a xlink:type="simple" xlink:href="https://www.codecademy.com/resources/docs/general/argument" office:target-frame-name="_blank" xlink:show="new" text:style-name="Internet_20_link" text:visited-style-name="Visited_20_Internet_20_Link">argumentation</text:a></text:p>
      <text:p text:style-name="Text_20_body">puis crée un nouveau répertoire dans le répertoire de travail actuel.</text:p>
      <text:p text:style-name="Text_20_body">Ici, nous avons utilisé <text:span text:style-name="Source_20_Text">mkdir</text:span>créer un nouvel annuaire nommé <text:span text:style-name="Strong_20_Emphasis">media/</text:span> à l'intérieur de notre répertoire de travail.</text:p>
      <text:h text:style-name="Heading_20_3" text:outline-level="3">toucher</text:h>
      <text:p text:style-name="Text_20_body">3 min</text:p>
      <text:p text:style-name="Text_20_body">Maintenant, nous savons comment créer des répertoires à travers la ligne de commande, mais comment créer de nouveaux fichiers ? </text:p>
      <text:p text:style-name="Text_20_body">Nous pouvons le faire en utilisant la commande <text:span text:style-name="Source_20_Text">touch</text:span>:</text:p>
      <text:p text:style-name="P4"><text:span text:style-name="Source_20_Text">$ touch keyboard.txt</text:span></text:p>
      <text:p text:style-name="P5"><text:span text:style-name="Source_20_Text">Copy to Clipboard</text:span></text:p>
      <text:p text:style-name="P2">Le <text:span text:style-name="Source_20_Text">touch</text:span> Une commande crée un nouveau fichier à l'intérieur du répertoire de travail. Il prend un nom de fichier comme </text:p>
      <text:section text:style-name="Sect1" text:name=":r4v:">
        <text:p text:style-name="P3">Avant-première: Docs Description du lien de chargement</text:p>
      </text:section>
      <text:p text:style-name="P2"><text:a xlink:type="simple" xlink:href="https://www.codecademy.com/resources/docs/general/argument" office:target-frame-name="_blank" xlink:show="new" text:style-name="Internet_20_link" text:visited-style-name="Visited_20_Internet_20_Link">argumentation</text:a></text:p>
      <text:p text:style-name="Text_20_body">puis crée un fichier vide avec ce nom dans le répertoire de travail en cours.</text:p>
      <text:p text:style-name="Text_20_body">Ici, nous avons utilisé <text:span text:style-name="Source_20_Text">touch</text:span>pour créer un nouveau fichier nommé <text:span text:style-name="Strong_20_Emphasis">keyboard.txt</text:span>.</text:p>
      <text:h text:style-name="Heading_20_3" text:outline-level="3">Commandes d'assistance</text:h>
      <text:p text:style-name="Text_20_body">2 min</text:p>
      <text:p text:style-name="Text_20_body">Maintenant que nous avons couvert les bases de la navigation de votre système de fichiers à partir de la ligne de commande, regardons quelques commandes utiles qui faciliteront son utilisation. </text:p>
      <text:p text:style-name="Text_20_body"><text:span text:style-name="User_20_Entry">tab</text:span> peut être utilisé pour auto-complérer votre commande. Lorsque vous tapez le nom d'un fichier ou d'un répertoire existant, vous pouvez utiliser <text:span text:style-name="User_20_Entry">tab</text:span> pour finir le reste du nom.</text:p>
      <text:p text:style-name="Text_20_body">Les flèches haut et bas (<text:span text:style-name="User_20_Entry">↑</text:span> et <text:span text:style-name="User_20_Entry">↓</text:span>) peut être utilisé pour effectuer le cycle de vos commandes précédentes. <text:span text:style-name="User_20_Entry">↑</text:span> vous feront passer par vos commandements les plus récents, et <text:span text:style-name="User_20_Entry">↓</text:span> vous ramènera à la dernière.</text:p>
      <text:p text:style-name="Text_20_body"><text:span text:style-name="Source_20_Text">clear</text:span>est utilisé pour effacer votre terminal, ce qui est utile lorsqu'il est plein de commandes et de sorties précédentes. Il ne change pas ou ne dégrade pas vos commandes précédentes, il ne fait que les effacer de vue. Comme mentionné ci-dessus, vous pouvez utiliser les flèches haut et bas pour passer en revue votre historique de commande à tout moment.</text:p>
      <text:p text:style-name="Text_20_body">Instructions</text:p>
      <text:list text:style-name="L1">
        <text:list-header>
          <text:p text:style-name="P6"><text:soft-page-break/>Expérimentez les commandes des aides. Certaines choses que vous pourriez essayer sont :</text:p>
          <text:list>
            <text:list-item>
              <text:p text:style-name="P7">Quand votre annuaire de travail est <text:span text:style-name="Strong_20_Emphasis">home/carrière/espace de travail/blog</text:span>, type <text:span text:style-name="Source_20_Text">cd 2</text:span> puis utiliser <text:span text:style-name="User_20_Entry">tab</text:span> - il doit être auto-compléter jusqu'à <text:span text:style-name="Source_20_Text">cd 201</text:span>. En effet, les deux répertoires possibles (<text:span text:style-name="Strong_20_Emphasis">2014</text:span> et <text:span text:style-name="Strong_20_Emphasis">2015</text:span>) commencer par <text:span text:style-name="Source_20_Text">201</text:span>. </text:p>
            </text:list-item>
            <text:list-item>
              <text:p text:style-name="P7">Utilisation <text:span text:style-name="Source_20_Text">ls</text:span> pour voir quel contenu se trouve votre annuaire de travail. Utiliser ensuite <text:span text:style-name="Source_20_Text">cd</text:span> avec la première lettre de l'un des fichiers ou répertoires et l'utilisation <text:span text:style-name="User_20_Entry">tab</text:span> à l'autocomplémentation. </text:p>
            </text:list-item>
            <text:list-item>
              <text:p text:style-name="P7">Utilisez les flèches vers le haut et vers le bas pour passer à travers vos commandes précédentes. </text:p>
            </text:list-item>
            <text:list-item>
              <text:p text:style-name="P6">Utilisation <text:span text:style-name="Source_20_Text">clear</text:span>pour effacer vos commandes précédentes et la sortie du terminal. </text:p>
            </text:list-item>
          </text:list>
        </text:list-header>
      </text:list>
      <text:h text:style-name="Heading_20_3" text:outline-level="3">Examen</text:h>
      <text:p text:style-name="Text_20_body">1 min</text:p>
      <text:p text:style-name="Text_20_body">Félicitations. Vous avez appris cinq commandes couramment utilisées pour naviguer dans le système de fichiers à partir de la ligne de commande. Que pouvons-nous généraliser jusqu'à présent?</text:p>
      <text:list text:style-name="L2">
        <text:list-item>
          <text:p text:style-name="P8">La <text:span text:style-name="Emphasis">ligne</text:span> de <text:span text:style-name="Emphasis">commande</text:span> est une interface de texte pour le système d'exploitation de l'ordinateur. Pour accéder à la ligne de commande, nous utilisons le terminal. </text:p>
        </text:list-item>
        <text:list-item>
          <text:p text:style-name="P8">Un <text:span text:style-name="Emphasis">système de fichiers</text:span> organise les fichiers et les répertoires d'un ordinateur en une structure arborescente. Cela commence par le <text:span text:style-name="Emphasis">répertoire racine</text:span>. Chaque répertoire parent peut contenir plus de répertoires et de fichiers pour enfants. </text:p>
        </text:list-item>
        <text:list-item>
          <text:p text:style-name="P8">À partir de la ligne de commande, vous pouvez naviguer à travers des fichiers et des dossiers sur votre ordinateur:</text:p>
          <text:list>
            <text:list-item>
              <text:p text:style-name="P8"><text:span text:style-name="Source_20_Text">pwd</text:span>produit le nom du répertoire de travail actuel. </text:p>
            </text:list-item>
            <text:list-item>
              <text:p text:style-name="P8"><text:span text:style-name="Source_20_Text">ls</text:span>répertorie tous les fichiers et répertoires dans le répertoire de travail. </text:p>
            </text:list-item>
            <text:list-item>
              <text:p text:style-name="P8"><text:span text:style-name="Source_20_Text">cd</text:span>vous commute dans le répertoire que vous spécifiez. </text:p>
            </text:list-item>
            <text:list-item>
              <text:p text:style-name="P8"><text:span text:style-name="Source_20_Text">mkdir</text:span>crée un nouveau répertoire dans le répertoire de travail. </text:p>
            </text:list-item>
            <text:list-item>
              <text:p text:style-name="P8"><text:span text:style-name="Source_20_Text">touch</text:span>crée un nouveau fichier à l'intérieur du répertoire de travail. </text:p>
            </text:list-item>
          </text:list>
        </text:list-item>
        <text:list-item>
          <text:p text:style-name="P8">Vous pouvez utiliser des commandes d'assistant pour faciliter la navigation:</text:p>
          <text:list>
            <text:list-item>
              <text:p text:style-name="P8"><text:span text:style-name="Source_20_Text">clear</text:span>décolle le terminal </text:p>
            </text:list-item>
            <text:list-item>
              <text:p text:style-name="P8"><text:span text:style-name="User_20_Entry">tab</text:span> expcompelle le nom d'un fichier ou d'un répertoire </text:p>
            </text:list-item>
            <text:list-item>
              <text:p text:style-name="P9"><text:span text:style-name="User_20_Entry">↑</text:span> et <text:span text:style-name="User_20_Entry">↓</text:span> vous permettre de faire des cycles à travers des commandes précédentes </text:p>
            </text:list-item>
          </text:list>
        </text:list-item>
      </text:list>
      <text:p text:style-name="Text_20_body"/>
      <text:h text:style-name="P10" text:outline-level="1">Mise en place de la ligne de commande</text:h>
      <text:p text:style-name="Text_20_body">Apprenez à configurer et utiliser la ligne de commande pour naviguer dans les fichiers, exécuter des commandes et rationaliser les tâches de développement.</text:p>
      <text:p text:style-name="Text_20_body"><text:soft-page-break/>La ligne de commande est un outil puissant utilisé par les développeurs pour trouver, créer et manipuler des fichiers et des dossiers. Ce tutoriel court vous guidera à travers les étapes de mise en place de l'application de la ligne de commande sur votre ordinateur.</text:p>
      <text:p text:style-name="Text_20_body">Les interfaces de ligne de commande (CLI) se présentent sous de nombreuses formes. L'ICL que nous utiliserons s'appelle Bash.</text:p>
      <text:h text:style-name="P11" text:outline-level="2"><text:bookmark text:name="heading-what-is-bash"/>Qu'est-ce que Bash?</text:h>
      <text:p text:style-name="Text_20_body"><text:span text:style-name="Strong_20_Emphasis">Bash</text:span>, ou le B'ourne-A'gain'SH'ell, est un CLI qui a été créé il y a plus de 27 ans par Brian Fox en tant que logiciel libre de remplacement de la Bourne Shell. Un <text:span text:style-name="Strong_20_Emphasis">obus</text:span> est un type spécifique de CLI. Bash est une « source ouverte », ce qui signifie que tout le monde peut lire le code et suggérer des modifications. Depuis ses débuts, il a été soutenu par une grande communauté d'ingénieurs qui ont travaillé pour en faire un outil incroyable. Bash est le shell par défaut pour Linux et Mac. Pour ces raisons, le Bash est la coquille la plus utilisée et la plus largement distribuée. Si vous voulez en savoir plus sur Bash, <text:a xlink:type="simple" xlink:href="https://en.wikipedia.org/wiki/Bash_(Unix_shell)" office:target-frame-name="_blank" xlink:show="new" text:style-name="Internet_20_link" text:visited-style-name="Visited_20_Internet_20_Link">cet article de Wikipédia</text:a> est un bon endroit pour commencer.</text:p>
      <text:h text:style-name="P11" text:outline-level="2"><text:bookmark text:name="heading-bash-setup-for-mac-and-windows"/>Configuration Bash pour Mac et Windows</text:h>
      <text:h text:style-name="P12" text:outline-level="3"><text:bookmark text:name="heading-mac-users"/>Utilisateurs de Mac:</text:h>
      <text:p text:style-name="Text_20_body">Comme mentionné précédemment, Bash est le shell par défaut sur Linux et Mac OS X, donc bonne nouvelle, vous n'avez rien à installer.</text:p>
      <text:p text:style-name="P13"/>
      <text:p text:style-name="Text_20_body">Pour accéder à Bash dans OS X, vous pouvez utiliser une application appelée <text:span text:style-name="Strong_20_Emphasis"><text:span text:style-name="Emphasis">Terminal</text:span></text:span>. </text:p>
      <text:p text:style-name="Text_20_body">1. D'abord, ouvrez le dossier <text:span text:style-name="Strong_20_Emphasis">Applications</text:span>, puis ouvrez le dossier <text:span text:style-name="Strong_20_Emphasis">Utilities</text:span>. </text:p>
      <text:p text:style-name="Text_20_body">2. Une fois que vous êtes dans le <text:span text:style-name="Strong_20_Emphasis">dossier Utilities</text:span>, vous verrez le <text:span text:style-name="Strong_20_Emphasis">terminal</text:span> de l'application. Ouvrez l'application <text:span text:style-name="Strong_20_Emphasis">Terminal</text:span> et vous êtes prêt à partir</text:p>
      <text:p text:style-name="Text_20_body">3. Pour faciliter l'accès plus tard, vous pouvez garder Terminal dans votre Dock. Il suffit de cliquer avec le bouton droit (alt-click) l'icône Terminal dans votre dock, puis de sélectionner « Options », puis « Gardez dans le Dock ».</text:p>
      <text:p text:style-name="Text_20_body">Continuez à "Essayez-le" section ci-dessous pour quelques premières étapes simples avec votre nouvel outil.</text:p>
      <text:h text:style-name="P12" text:outline-level="3"><text:bookmark text:name="heading-windows-users"/>Utilisateurs de Windows:</text:h>
      <text:p text:style-name="Text_20_body">Windows a un CLI différent, appelé <text:span text:style-name="Strong_20_Emphasis">Command Prompt</text:span>. Bien que cela présente beaucoup des mêmes caractéristiques que Bash, Bash est beaucoup plus populaire. En raison de la force de la communauté open source et des outils qu'ils fournissent, la maîtrise de Bash est un meilleur investissement que la maîtrise de l'invite de commande.</text:p>
      <text:p text:style-name="Text_20_body"><text:soft-page-break/>Pour utiliser Bash sur un ordinateur Windows, nous allons télécharger et installer un programme appelé <text:span text:style-name="Strong_20_Emphasis">Git Bash</text:span>. Git Bash nous permet d'accéder facilement à Bash ainsi qu'à un autre outil que nous utiliserons plus tard appelé Git, à l'intérieur de l'environnement Windows.</text:p>
      <text:p text:style-name="Text_20_body">Vous pouvez soit regarder la vidéo suivante, soit lire le reste de cet article.</text:p>
      <text:p text:style-name="P13"><text:bookmark text:name="heading-how-to-install-git-bash"/>Comment installer Git Bash:</text:p>
      <text:p text:style-name="Text_20_body">1. Naviguer jusqu'au <text:a xlink:type="simple" xlink:href="https://git-for-windows.github.io/" office:target-frame-name="_blank" xlink:show="new" text:style-name="Internet_20_link" text:visited-style-name="Visited_20_Internet_20_Link">Page d'installation de Git Bash</text:a> et cliquez sur le bouton Télécharger. <draw:frame draw:style-name="fr1" draw:name="Image1" text:anchor-type="as-char" svg:width="2cm" svg:height="1cm" draw:z-index="0"><draw:image xlink:href="https://content.codecademy.com/courses/freelance-1/unit-3/git%20bash%20setup/annotated_gitbash_dl.png" xlink:type="simple" xlink:show="embed" xlink:actuate="onLoad"/><svg:title>Téléchargement</svg:title></draw:frame><text:s/>2. Une fois Git Bash téléchargé, exécuter le téléchargement <text:span text:style-name="Strong_20_Emphasis">.exe</text:span> Ficher et permettre à l'application d'apporter des modifications à votre ordinateur. Vous obtiendrez une invite qui dit: «Voulez-vous permettre à cette application d'apporter des modifications à votre appareil?» Cliquez sur <text:span text:style-name="Strong_20_Emphasis">Oui</text:span>. <text:line-break/><text:line-break/>3. Pour garder les choses simples, nous allons utiliser les paramètres par défaut pour tout dans cette installation, donc tout ce que vous avez à faire maintenant est de cliquer <text:span text:style-name="Strong_20_Emphasis">Prochaine étape</text:span>, et enfin <text:span text:style-name="Strong_20_Emphasis">Finish</text:span>. <draw:frame draw:style-name="fr1" draw:name="Image2" text:anchor-type="as-char" svg:width="2cm" svg:height="1cm" draw:z-index="1"><draw:image xlink:href="https://content.codecademy.com/courses/freelance-1/unit-3/git%20bash%20setup/annotated_gitbash_installer.png" xlink:type="simple" xlink:show="embed" xlink:actuate="onLoad"/><svg:title>mise en place</svg:title></draw:frame><text:s/>4. Ouvrez le menu Démarrer en cliquant sur l'icône Windows et en tapant « Git Bash » dans la barre de recherche. L'icône pour Git Bash et les mots « Git Bash Desktop App » apparaîtront. Cliquez sur l'icône ou les mots « Git Bash Desktop App » pour ouvrir Git Bash. <draw:frame draw:style-name="fr1" draw:name="Image3" text:anchor-type="as-char" svg:width="2cm" svg:height="1cm" draw:z-index="2"><draw:image xlink:href="https://content.codecademy.com/courses/freelance-1/unit-3/git%20bash%20setup/annotated_gitbash_start.png" xlink:type="simple" xlink:show="embed" xlink:actuate="onLoad"/><svg:title>ouvertGitBash</svg:title></draw:frame><text:s/>5. Une nouvelle fenêtre s'ouvrira. Voici le Git Bash CLI où nous allons exécuter des commandes Bash. Chaque fois qu'une nouvelle fenêtre de l'application Git Bash est ouverte, vous serez toujours placé dans le même répertoire, votre <text:span text:style-name="Strong_20_Emphasis">annuaire d'origine</text:span>. </text:p>
      <text:p text:style-name="Text_20_body">L'annuaire d'origine est représenté par le signe tilde, <text:span text:style-name="Source_20_Text">~</text:span>, dans l'ICL après <text:span text:style-name="Source_20_Text">MINGW64</text:span>. La tilde est une autre façon de dire <text:span text:style-name="Source_20_Text">/c/Users/username</text:span>en Git Bash ou <text:span text:style-name="Source_20_Text">C:\home\Users\username</text:span>dans Windows' Command Prompt. </text:p>
      <text:p text:style-name="Text_20_body">Le chemin absolu de votre répertoire de travail actuel, comment vous êtes passé du répertoire racine au répertoire dans lequel vous vous trouvez actuellement, sera toujours noté en haut de la fenêtre:</text:p>
      <text:p text:style-name="Text_20_body"><draw:frame draw:style-name="fr1" draw:name="Image4" text:anchor-type="as-char" svg:width="2cm" svg:height="1cm" draw:z-index="3"><draw:image xlink:href="https://content.codecademy.com/courses/freelance-1/unit-3/git%20bash%20setup/annotated_gitbash_shell_edited.png" xlink:type="simple" xlink:show="embed" xlink:actuate="onLoad"/><svg:title>home Directory</svg:title></draw:frame></text:p>
      <text:p text:style-name="Text_20_body">Git Bash fonctionne en vous donnant un CLI qui agit comme un Bash CLI. Cela signifie que vous pouvez maintenant travailler avec vos fichiers et dossiers en utilisant les commandes Bash au lieu des commandes Windows.</text:p>
      <text:p text:style-name="Text_20_body">Félicitations, vous avez maintenant Bash installé sur votre ordinateur, prêt à l'emploi.</text:p>
      <text:h text:style-name="P11" text:outline-level="2"><text:bookmark text:name="heading-try-it-out"/>Essayez-le.</text:h>
      <text:p text:style-name="Text_20_body">Maintenant que vous avez votre interface de ligne de commande ouverte sur votre bureau, vous êtes prêt à l'utiliser. Allez-y et essayez certaines des commandes de votre ordinateur personnel. Voici quelques bons commandements pour la pratique:</text:p>
      <text:list text:style-name="L3">
        <text:list-item>
          <text:p text:style-name="P14"><text:soft-page-break/><text:span text:style-name="Source_20_Text">ls</text:span>d'énumérer le contenu du répertoire actuel. Cela peut ressembler à quelque chose comme ceci : </text:p>
        </text:list-item>
      </text:list>
      <text:p text:style-name="P4"><text:span text:style-name="Source_20_Text">$ ls</text:span></text:p>
      <text:p text:style-name="P4"><text:span text:style-name="Source_20_Text">Applications                Pictures</text:span></text:p>
      <text:p text:style-name="P4"><text:span text:style-name="Source_20_Text">Codecademy                Public</text:span></text:p>
      <text:p text:style-name="P4"><text:span text:style-name="Source_20_Text">Desktop                     Downloads</text:span></text:p>
      <text:p text:style-name="P4"><text:span text:style-name="Source_20_Text">Documents                   Library</text:span></text:p>
      <text:list text:style-name="L4">
        <text:list-item>
          <text:p text:style-name="P15"><text:span text:style-name="Source_20_Text">mkdir test</text:span>pour faire un nouveau répertoire nommé <text:span text:style-name="Strong_20_Emphasis">test</text:span>. Maintenant, quand vous tapez <text:span text:style-name="Source_20_Text">ls</text:span>vous devriez voir un dossier appelé <text:span text:style-name="Source_20_Text">test</text:span>: </text:p>
        </text:list-item>
      </text:list>
      <text:p text:style-name="P4"><text:span text:style-name="Source_20_Text">$ ls</text:span></text:p>
      <text:p text:style-name="P4"><text:span text:style-name="Source_20_Text">Applications                Pictures</text:span></text:p>
      <text:p text:style-name="P4"><text:span text:style-name="Source_20_Text">Codecademy                Public</text:span></text:p>
      <text:p text:style-name="P4"><text:span text:style-name="Source_20_Text">Desktop                     Downloads</text:span></text:p>
      <text:p text:style-name="P4"><text:span text:style-name="Source_20_Text">Documents                   Library</text:span></text:p>
      <text:p text:style-name="P4"><text:span text:style-name="Source_20_Text">test</text:span></text:p>
      <text:list text:style-name="L5">
        <text:list-item>
          <text:p text:style-name="P16"><text:span text:style-name="Source_20_Text">cd test</text:span>pour naviguer dans le nouvel annuaire. Vous ne verrez pas de sortie quand vous le ferez. </text:p>
        </text:list-item>
        <text:list-item>
          <text:p text:style-name="P17"><text:span text:style-name="Source_20_Text">echo "Hello Command Line" &gt;&gt; hello_cli.txt</text:span>créer un nouveau fichier nommé <text:span text:style-name="Strong_20_Emphasis">hello.cli.txt</text:span> et ajouter <text:span text:style-name="Source_20_Text">Hello Command Line</text:span>à ce dossier. Quand vous tapez <text:span text:style-name="Source_20_Text">ls</text:span>, vous devriez voir ce qui suit: </text:p>
        </text:list-item>
      </text:list>
      <text:p text:style-name="P4"><text:span text:style-name="Source_20_Text">$ ls</text:span></text:p>
      <text:p text:style-name="P4"><text:span text:style-name="Source_20_Text">hello_cli.txt</text:span></text:p>
      <text:list text:style-name="L6">
        <text:list-item>
          <text:p text:style-name="P18"><text:span text:style-name="Source_20_Text">cat hello_cli.txt</text:span>d'imprimer le contenu du fichier <text:span text:style-name="Strong_20_Emphasis">hello.cli.txt</text:span> au terminal. Vous devriez voir quelque chose comme : </text:p>
        </text:list-item>
      </text:list>
      <text:p text:style-name="P4"><text:span text:style-name="Source_20_Text">$ cat hello_cli.txt</text:span></text:p>
      <text:p text:style-name="P4"><text:span text:style-name="Source_20_Text">Hello Command Line</text:span></text:p>
      <text:p text:style-name="Text_20_body">C'est bon marché. Vous êtes prêt à explorer le monde de l'interface de ligne de commande sur votre propre ordinateur.</text:p>
      <text:section text:style-name="Sect1" text:name="back-button-tooltip">
        <text:p text:style-name="P13"/>
      </text:section>
      <text:section text:style-name="Sect1" text:name="next-button-tooltip">
        <text:p text:style-name="P13"/>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08:18:29.016760000</meta:creation-date>
    <dc:date>2025-05-30T09:59:03.207370000</dc:date>
    <meta:editing-duration>PT1H40M32S</meta:editing-duration>
    <meta:editing-cycles>8</meta:editing-cycles>
    <meta:generator>LibreOffice/25.2.3.2$MacOSX_X86_64 LibreOffice_project/bbb074479178df812d175f709636b368952c2ce3</meta:generator>
    <meta:document-statistic meta:table-count="0" meta:image-count="4" meta:object-count="0" meta:page-count="7" meta:paragraph-count="147" meta:word-count="2029" meta:character-count="12892" meta:non-whitespace-character-count="10856"/>
  </office:meta>
</office:document-meta>
</file>